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9bdd"/>
    </style:style>
    <style:style style:name="P2" style:family="paragraph" style:parent-style-name="Standard">
      <style:text-properties style:text-underline-style="none" officeooo:rsid="0013430b" officeooo:paragraph-rsid="000a9bdd"/>
    </style:style>
    <style:style style:name="P3" style:family="paragraph" style:parent-style-name="Standard">
      <style:text-properties style:text-underline-style="none" fo:font-weight="bold" officeooo:rsid="0013430b" officeooo:paragraph-rsid="000a9bdd" style:font-weight-asian="bold" style:font-weight-complex="bold"/>
    </style:style>
    <style:style style:name="P4" style:family="paragraph" style:parent-style-name="Standard">
      <style:text-properties style:text-underline-style="none" officeooo:rsid="0013430b" officeooo:paragraph-rsid="000a9bdd" fo:background-color="#ffdbb6"/>
    </style:style>
    <style:style style:name="P5" style:family="paragraph" style:parent-style-name="Standard">
      <style:text-properties style:text-underline-style="none" officeooo:rsid="0013430b" officeooo:paragraph-rsid="000bed61"/>
    </style:style>
    <style:style style:name="T1" style:family="text">
      <style:text-properties officeooo:rsid="000a9bdd"/>
    </style:style>
    <style:style style:name="T2" style:family="text">
      <style:text-properties style:text-underline-style="none" officeooo:rsid="0013430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9bd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VICNCIAS</text:p>
      <text:p text:style-name="P2"><text:tab/><text:tab/></text:p>
      <text:p text:style-name="P2"><text:tab/><text:tab/><text:span text:style-name="T3">NombreProv <text:tab/><text:tab/></text:span><text:span text:style-name="T4">VARCHAR(25) <text:s/><text:tab/><text:tab/>PK<text:tab/><text:tab/>Único, No Nulo</text:span></text:p>
      <text:p text:style-name="P5"><text:tab/><text:tab/>Capital<text:tab/><text:tab/><text:tab/><text:span text:style-name="T1">VARCHAR(25)<text:tab/><text:tab/>FK<text:tab/><text:tab/>Único, No Nulo</text:span></text:p>
      <text:p text:style-name="P2"/>
      <text:p text:style-name="P4">CIUDADE<text:span text:style-name="T1">º</text:span>S</text:p>
      <text:p text:style-name="P2"><text:tab/><text:tab/><text:span text:style-name="T3">NombreCiud<text:tab/><text:tab/></text:span><text:span text:style-name="T4">VARCHAR(25)<text:tab/><text:tab/>PK<text:tab/><text:tab/>Único, No Nulo</text:span></text:p>
      <text:p text:style-name="P3"><text:tab/><text:tab/>NombreProv<text:tab/><text:tab/><text:span text:style-name="T1">VARCHAR(25)<text:tab/><text:tab/>PK<text:tab/><text:tab/>Único, No Nulo</text:span></text:p>
      <text:p text:style-name="P2"><text:tab/><text:tab/>Habitantes<text:tab/><text:tab/><text:tab/><text:tab/><text:tab/><text:tab/><text:tab/><text:tab/><text:span text:style-name="T1">No Nulo</text:span></text:p>
      <text:p text:style-name="P2"/>
      <text:p text:style-name="P4">MARES</text:p>
      <text:p text:style-name="P1"><text:span text:style-name="T2"><text:tab/><text:tab/></text:span><text:span text:style-name="T3">NombreMar<text:tab/><text:tab/>VARCHAR(25)<text:tab/><text:tab/>PK<text:tab/><text:tab/>Único, No Nulo</text:span></text:p>
      <text:p text:style-name="P2"/>
      <text:p text:style-name="P4">RIOS</text:p>
      <text:p text:style-name="P2"><text:tab/><text:tab/><text:span text:style-name="T3">NombreRio<text:tab/><text:tab/></text:span><text:span text:style-name="T4">VARCHAR(25)<text:tab/><text:tab/>PK<text:tab/><text:tab/>Único, No Nulo</text:span></text:p>
      <text:p text:style-name="P2"><text:tab/><text:tab/>NombreRioPrinc<text:tab/><text:span text:style-name="T1">VARCHAR(25)<text:tab/><text:tab/>FK<text:tab/><text:tab/>Nulo</text:span></text:p>
      <text:p text:style-name="P2"><text:tab/><text:tab/>NombreProv<text:tab/><text:tab/><text:span text:style-name="T1">VARCHAR(25)<text:tab/><text:tab/>FK<text:tab/><text:tab/>No Nulo</text:span></text:p>
      <text:p text:style-name="P2"><text:tab/><text:tab/>NombreMar<text:tab/><text:tab/><text:span text:style-name="T1">VARCHAR(25)<text:tab/><text:tab/>FK<text:tab/><text:tab/>No Nulo</text:span></text:p>
      <text:p text:style-name="P2"><text:tab/></text:p>
      <text:p text:style-name="P4">COSTAS</text:p>
      <text:p text:style-name="P2"><text:tab/><text:tab/><text:span text:style-name="T3">NmbreMar<text:tab/><text:tab/></text:span><text:span text:style-name="T4">VARCHAR(25)<text:tab/><text:tab/>PK, FK<text:tab/>Único, No Nulo</text:span></text:p>
      <text:p text:style-name="P3"><text:tab/><text:tab/>NombreProv<text:tab/><text:tab/><text:span text:style-name="T1">VARCHAR(25)<text:tab/><text:tab/>FK,PK<text:tab/>Único, No Nulo</text:span></text:p>
      <text:p text:style-name="P2"><text:tab/><text:tab/>Kms<text:tab/><text:tab/><text:tab/><text:span text:style-name="T1">INT<text:tab/><text:tab/><text:tab/><text:tab/><text:tab/><text:tab/></text:span></text:p>
      <text:p text:style-name="P2"/>
      <text:p text:style-name="P2">TRANCURSOS</text:p>
      <text:p text:style-name="P3"><text:tab/><text:tab/>NombreProv<text:tab/><text:tab/><text:span text:style-name="T1">VARCHAR(25)<text:tab/><text:tab/>PK, FK<text:tab/>Único, No Nulo</text:span></text:p>
      <text:p text:style-name="P3"><text:tab/><text:tab/>NombreCiud<text:tab/><text:tab/><text:span text:style-name="T1">VARCHAR(25)<text:tab/><text:tab/>PK, FK<text:tab/>Único, No Nulo</text:span></text:p>
      <text:p text:style-name="P3"><text:tab/><text:tab/>NombreRio<text:tab/><text:tab/><text:span text:style-name="T1">VARCHAR(25)<text:tab/><text:tab/>PK, FK <text:tab/>Único, No Nul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09:57:26.878000000</meta:creation-date>
    <dc:date>2023-11-17T10:13:22.105000000</dc:date>
    <meta:editing-duration>PT1H31M11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4" meta:word-count="95" meta:character-count="711" meta:non-whitespace-character-count="547"/>
  </office:meta>
</office:document-meta>
</file>